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617" officeooo:paragraph-rsid="000d2617"/>
    </style:style>
    <style:style style:name="P2" style:family="paragraph" style:parent-style-name="Standard">
      <style:text-properties officeooo:paragraph-rsid="000d2617"/>
    </style:style>
    <style:style style:name="P3" style:family="paragraph" style:parent-style-name="Standard">
      <style:text-properties officeooo:rsid="000e0271" officeooo:paragraph-rsid="000e0271"/>
    </style:style>
    <style:style style:name="P4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2617" officeooo:paragraph-rsid="000d2617"/>
    </style:style>
    <style:style style:name="P5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74ab" officeooo:paragraph-rsid="000d2617"/>
    </style:style>
    <style:style style:name="P6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74ab" officeooo:paragraph-rsid="000e0271"/>
    </style:style>
    <style:style style:name="P7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f9daa" officeooo:paragraph-rsid="000e0271" style:font-weight-asian="bold" style:font-weight-complex="bold"/>
    </style:style>
    <style:style style:name="P8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11052f" officeooo:paragraph-rsid="0011052f" style:font-weight-asian="normal" style:font-weight-complex="normal"/>
    </style:style>
    <style:style style:name="P9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123f87" officeooo:paragraph-rsid="00123f87" style:font-weight-asian="normal" style:font-weight-complex="normal"/>
    </style:style>
    <style:style style:name="P10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d2617" officeooo:paragraph-rsid="000d2617" style:font-weight-asian="bold" style:font-weight-complex="bold"/>
    </style:style>
    <style:style style:name="P11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e0271" officeooo:paragraph-rsid="000e0271" style:font-weight-asian="bold" style:font-weight-complex="bold"/>
    </style:style>
    <style:style style:name="P12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f9daa" officeooo:paragraph-rsid="000f9daa" style:font-weight-asian="bold" style:font-weight-complex="bold"/>
    </style:style>
    <style:style style:name="P13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11052f" officeooo:paragraph-rsid="0011052f" style:font-weight-asian="bold" style:font-weight-complex="bold"/>
    </style:style>
    <style:style style:name="P14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123f87" officeooo:paragraph-rsid="00123f87" style:font-weight-asian="bold" style:font-weight-complex="bold"/>
    </style:style>
    <style:style style:name="P15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d74ab" officeooo:paragraph-rsid="000e0271" style:font-weight-asian="bold" style:font-weight-complex="bold"/>
    </style:style>
    <style:style style:name="P16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solid" style:text-underline-width="auto" style:text-underline-color="font-color" fo:font-weight="normal" officeooo:rsid="000d74ab" officeooo:paragraph-rsid="000d2617"/>
    </style:style>
    <style:style style:name="P17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0d74ab" officeooo:paragraph-rsid="000d2617"/>
    </style:style>
    <style:style style:name="P18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1052f" officeooo:paragraph-rsid="0011052f" style:font-weight-asian="normal" style:font-weight-complex="normal"/>
    </style:style>
    <style:style style:name="P19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23f87" style:font-weight-asian="normal" style:font-weight-complex="normal"/>
    </style:style>
    <style:style style:name="P20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8c06c" style:font-weight-asian="normal" style:font-weight-complex="normal"/>
    </style:style>
    <style:style style:name="P21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ad21e" style:font-weight-asian="normal" style:font-weight-complex="normal"/>
    </style:style>
    <style:style style:name="P22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ad21e" officeooo:paragraph-rsid="001ad21e" style:font-weight-asian="normal" style:font-weight-complex="normal"/>
    </style:style>
    <style:style style:name="P23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d8195" officeooo:paragraph-rsid="001d8195" style:font-weight-asian="normal" style:font-weight-complex="normal"/>
    </style:style>
    <style:style style:name="P24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bold" officeooo:rsid="0019d906" officeooo:paragraph-rsid="0019d906" style:font-weight-asian="bold" style:font-weight-complex="bold"/>
    </style:style>
    <style:style style:name="P25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bold" officeooo:rsid="001ad21e" officeooo:paragraph-rsid="001ad21e" style:font-weight-asian="bold" style:font-weight-complex="bold"/>
    </style:style>
    <style:style style:name="P26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bold" officeooo:rsid="001d8195" officeooo:paragraph-rsid="001d8195" style:font-weight-asian="bold" style:font-weight-complex="bold"/>
    </style:style>
    <style:style style:name="P27" style:family="paragraph" style:parent-style-name="Standard">
      <style:text-properties fo:font-size="15pt" officeooo:rsid="000d2617" officeooo:paragraph-rsid="000d2617" style:font-size-asian="15pt" style:font-size-complex="15pt"/>
    </style:style>
    <style:style style:name="P28" style:family="paragraph" style:parent-style-name="Standard">
      <style:text-properties officeooo:paragraph-rsid="0019d906"/>
    </style:style>
    <style:style style:name="P29" style:family="paragraph" style:parent-style-name="Standard">
      <style:text-properties officeooo:paragraph-rsid="001ad21e"/>
    </style:style>
    <style:style style:name="P30" style:family="paragraph" style:parent-style-name="Standard">
      <style:text-properties style:text-underline-style="none" officeooo:paragraph-rsid="001d8195"/>
    </style:style>
    <style:style style:name="P31" style:family="paragraph" style:parent-style-name="Standard">
      <style:text-properties officeooo:paragraph-rsid="001d8195"/>
    </style:style>
    <style:style style:name="P32" style:family="paragraph" style:parent-style-name="Standard">
      <style:text-properties officeooo:rsid="001d8195" officeooo:paragraph-rsid="001d8195"/>
    </style:style>
    <style:style style:name="P33" style:family="paragraph" style:parent-style-name="Standard">
      <style:text-properties officeooo:rsid="001d8195" officeooo:paragraph-rsid="001d8195"/>
    </style:style>
    <style:style style:name="P34" style:family="paragraph" style:parent-style-name="Standard">
      <style:text-properties officeooo:paragraph-rsid="001d8195"/>
    </style:style>
    <style:style style:name="P35" style:family="paragraph" style:parent-style-name="Standard">
      <style:text-properties fo:font-weight="bold" officeooo:rsid="001e49a0" officeooo:paragraph-rsid="001e49a0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ea92d" officeooo:paragraph-rsid="001ea92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08bc5" officeooo:paragraph-rsid="00208bc5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218779" officeooo:paragraph-rsid="00208bc5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218779" officeooo:paragraph-rsid="00218779" style:font-weight-asian="bold" style:font-weight-complex="bold"/>
    </style:style>
    <style:style style:name="P40" style:family="paragraph" style:parent-style-name="Standard">
      <style:text-properties fo:font-weight="normal" officeooo:rsid="001e49a0" officeooo:paragraph-rsid="001e49a0" style:font-weight-asian="normal" style:font-weight-complex="normal"/>
    </style:style>
    <style:style style:name="P41" style:family="paragraph" style:parent-style-name="Standard">
      <style:text-properties style:text-underline-style="none" fo:font-weight="bold" officeooo:rsid="001ea92d" officeooo:paragraph-rsid="001e49a0" style:font-weight-asian="bold" style:font-weight-complex="bold"/>
    </style:style>
    <style:style style:name="T1" style:family="text">
      <style:text-properties fo:font-variant="normal" fo:text-transform="none" fo:color="#53575a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53575a" style:font-name="Open Sans" fo:font-size="11.25pt" fo:letter-spacing="normal" fo:font-style="normal" fo:font-weight="normal" officeooo:rsid="000d2617"/>
    </style:style>
    <style:style style:name="T3" style:family="text">
      <style:text-properties fo:font-variant="normal" fo:text-transform="none" fo:color="#53575a" style:font-name="Open Sans" fo:font-size="11.25pt" fo:letter-spacing="normal" fo:font-style="normal" fo:font-weight="normal" officeooo:rsid="000d74ab"/>
    </style:style>
    <style:style style:name="T4" style:family="text">
      <style:text-properties fo:font-variant="normal" fo:text-transform="none" fo:color="#53575a" style:font-name="Open Sans" fo:font-size="11.25pt" fo:letter-spacing="normal" fo:font-style="normal" fo:font-weight="normal" officeooo:rsid="0014ba11" style:font-weight-asian="normal" style:font-weight-complex="normal"/>
    </style:style>
    <style:style style:name="T5" style:family="text">
      <style:text-properties fo:font-variant="normal" fo:text-transform="none" fo:color="#53575a" style:font-name="Open Sans" fo:font-size="11.25pt" fo:letter-spacing="normal" fo:font-style="normal" fo:font-weight="normal" officeooo:rsid="0014ba11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53575a" style:font-name="Open Sans" fo:font-size="11.25pt" fo:letter-spacing="normal" fo:font-style="normal" fo:font-weight="bold" officeooo:rsid="000d74ab" style:font-weight-asian="bold" style:font-weight-complex="bold"/>
    </style:style>
    <style:style style:name="T7" style:family="text">
      <style:text-properties fo:font-variant="normal" fo:text-transform="none" fo:color="#53575a" style:font-name="Open Sans" fo:font-size="11.25pt" fo:letter-spacing="normal" fo:font-style="normal" style:text-underline-style="solid" style:text-underline-width="auto" style:text-underline-color="font-color" fo:font-weight="normal" officeooo:rsid="000d74ab"/>
    </style:style>
    <style:style style:name="T8" style:family="text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style:font-weight-asian="normal" style:font-weight-complex="normal"/>
    </style:style>
    <style:style style:name="T9" style:family="text">
      <style:text-properties fo:font-variant="normal" fo:text-transform="none" fo:color="#53575a" style:font-name="Open Sans" fo:font-size="11.25pt" fo:letter-spacing="normal" fo:font-style="normal" style:text-underline-style="none" fo:font-weight="normal" officeooo:rsid="0019d906" style:font-weight-asian="normal" style:font-weight-complex="normal"/>
    </style:style>
    <style:style style:name="T10" style:family="text">
      <style:text-properties fo:font-variant="normal" fo:text-transform="none" fo:color="#53575a" style:font-name="Open Sans" fo:font-size="11.25pt" fo:letter-spacing="normal" fo:font-style="normal" style:text-underline-style="none" fo:font-weight="bold" officeooo:rsid="001d8195" style:font-weight-asian="bold" style:font-weight-complex="bold"/>
    </style:style>
    <style:style style:name="T11" style:family="text">
      <style:text-properties fo:font-variant="normal" fo:text-transform="none" fo:color="#53575a" fo:letter-spacing="normal"/>
    </style:style>
    <style:style style:name="T12" style:family="text">
      <style:text-properties fo:font-variant="normal" fo:text-transform="none" fo:color="#53575a" style:font-name="Consolas" fo:font-size="11.25pt" fo:letter-spacing="normal" fo:font-style="normal" fo:font-weight="normal" officeooo:rsid="000d2617" loext:padding="0.049cm" loext:border="0.06pt solid #000000"/>
    </style:style>
    <style:style style:name="T13" style:family="text">
      <style:text-properties fo:font-variant="normal" fo:text-transform="none" style:font-name="Consolas" fo:letter-spacing="normal" fo:font-style="normal" fo:font-weight="normal" loext:padding="0.049cm" loext:border="0.06pt solid #000000"/>
    </style:style>
    <style:style style:name="T14" style:family="text">
      <style:text-properties fo:font-weight="normal"/>
    </style:style>
    <style:style style:name="T15" style:family="text">
      <style:text-properties fo:font-weight="normal" officeooo:rsid="000d74ab"/>
    </style:style>
    <style:style style:name="T16" style:family="text">
      <style:text-properties fo:font-weight="normal" officeooo:rsid="000f9da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5ab0" style:font-weight-asian="normal" style:font-weight-complex="normal"/>
    </style:style>
    <style:style style:name="T19" style:family="text">
      <style:text-properties fo:font-weight="normal" officeooo:rsid="0014ba11" style:font-weight-asian="normal" style:font-weight-complex="normal"/>
    </style:style>
    <style:style style:name="T20" style:family="text">
      <style:text-properties fo:font-weight="normal" officeooo:rsid="001e49a0" style:font-weight-asian="normal" style:font-weight-complex="normal"/>
    </style:style>
    <style:style style:name="T21" style:family="text">
      <style:text-properties fo:font-weight="normal" officeooo:rsid="00208bc5" style:font-weight-asian="normal" style:font-weight-complex="normal"/>
    </style:style>
    <style:style style:name="T22" style:family="text">
      <style:text-properties fo:font-weight="normal" officeooo:rsid="00218779" style:font-weight-asian="normal" style:font-weight-complex="normal"/>
    </style:style>
    <style:style style:name="T23" style:family="text">
      <style:text-properties fo:font-weight="normal" officeooo:rsid="00236f0d" style:font-weight-asian="normal" style:font-weight-complex="normal"/>
    </style:style>
    <style:style style:name="T24" style:family="text">
      <style:text-properties fo:font-weight="normal" officeooo:rsid="00252f1c" style:font-weight-asian="normal" style:font-weight-complex="normal"/>
    </style:style>
    <style:style style:name="T25" style:family="text">
      <style:text-properties style:text-underline-style="none" fo:font-weight="normal" officeooo:rsid="0014ba11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1052f"/>
    </style:style>
    <style:style style:name="T28" style:family="text">
      <style:text-properties officeooo:rsid="00101f09"/>
    </style:style>
    <style:style style:name="T29" style:family="text">
      <style:text-properties officeooo:rsid="00135ab0"/>
    </style:style>
    <style:style style:name="T30" style:family="text">
      <style:text-properties officeooo:rsid="0014ba11"/>
    </style:style>
    <style:style style:name="T31" style:family="text">
      <style:text-properties officeooo:rsid="001d8195"/>
    </style:style>
    <style:style style:name="T3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reguntas</text:p>
      <text:p text:style-name="P1"/>
      <text:p text:style-name="P4"><text:span text:style-name="T26">1.</text:span>Supone que en un repositorio GIT hiciste un commit y te olvidaste un archivo.</text:p>
      <text:p text:style-name="P4">Explicar como se soluciona si hiciste push, y como si aun no hiciste. De ser posible, buscar que quede solo un commit con los cambios.</text:p>
      <text:p text:style-name="P4"/>
      <text:p text:style-name="P10">Respuesta : </text:p>
      <text:p text:style-name="P2"><text:span text:style-name="T2">Con el </text:span><text:span text:style-name="T1">flag </text:span><text:span text:style-name="Source_20_Text"><text:span text:style-name="T13">--amend</text:span></text:span><text:span text:style-name="T11"> </text:span><text:span text:style-name="T2">que permite modificar el último commit y luego usar el flag </text:span><text:span text:style-name="Source_20_Text"><text:span text:style-name="T12">--no-edit</text:span></text:span><text:span text:style-name="T2"> para indicar que no modificaré el mensaje del commit anterior si no que solo agregare los archivos faltantes.</text:span></text:p>
      <text:p text:style-name="P4"><text:s text:c="2"/></text:p>
      <text:p text:style-name="P4">Comandos : </text:p>
      <text:p text:style-name="P4">git status --→&gt;&gt; verificar que falta por agregar al stage</text:p>
      <text:p text:style-name="P4">git add &lt;archivo&gt; ----→&gt;&gt; agregar al stage el archivo que necesitemos</text:p>
      <text:p text:style-name="P4">git commit --amend --no-edit <text:s/>-----→&gt;&gt;agrega los archivos al ultimo commit</text:p>
      <text:p text:style-name="P4"/>
      <text:p text:style-name="P1"><text:span text:style-name="T1">Si al commit ya se la </text:span><text:span text:style-name="T3">había</text:span><text:span text:style-name="T1"> echo push en el repositorio origen se debe forzar el push con el </text:span><text:span text:style-name="T3">nuevo </text:span><text:span text:style-name="T1">cambio del commit si se cuenta con los permisos necesarios en el repo ori</text:span><text:span text:style-name="T3">gen.</text:span></text:p>
      <text:p text:style-name="P16"/>
      <text:p text:style-name="P5">git push origin --force <text:s/></text:p>
      <text:p text:style-name="P17"/>
      <text:p text:style-name="P3"><text:span text:style-name="T6">2. </text:span><text:span text:style-name="T3">Tenes un sitio en tu computadora de desarrollo, y cuando entras desde el navegador, en la consola te</text:span></text:p>
      <text:p text:style-name="P6">aparece esto:</text:p>
      <text:p text:style-name="P6">https://site.local/favicon.ico Failed to load resource: net::ERR_INSECURE_RESPONSE</text:p>
      <text:p text:style-name="P3"><text:span text:style-name="T3">El archivo existe, el sitio debe cargar por https. </text:span><text:span text:style-name="T7">Como</text:span><text:span text:style-name="T3"> lo solucionas?</text:span></text:p>
      <text:p text:style-name="P6"/>
      <text:p text:style-name="P15">Respuesta : </text:p>
      <text:p text:style-name="P11"><text:span text:style-name="T15">P</text:span><text:span text:style-name="T14">uede ser probable que ese recurso </text:span><text:span text:style-name="T16">use un certificado SSL auto firmado sobre el protocolo HTTPS.</text:span></text:p>
      <text:p text:style-name="P7"><text:s text:c="3"/></text:p>
      <text:p text:style-name="P12">Posibles soluciones:</text:p>
      <text:p text:style-name="P12"/>
      <text:p text:style-name="P12"><text:span text:style-name="T27">a</text:span>.<text:span text:style-name="T17"> Aceptar el certificado que el sitio le esta pidiendo por ejemplo en navegadores como chrome permite aceptarlos y agregarlos como sitios de confianza.</text:span></text:p>
      <text:p text:style-name="P12"><text:span text:style-name="T27">b</text:span>. <text:span text:style-name="T17">Verifique la fecha y la hora de tu equipo que se encuentre en la hora actual ya que navegadores como chrome validan esto para acceder a sitios https.</text:span></text:p>
      <text:p text:style-name="P13">c<text:span text:style-name="T28">. </text:span><text:span text:style-name="T17">Si tiene una aplicación frontend que realiza llamadas API al backend, asegúrese de hacer referencia al nombre de dominio para el que emitió el certificado y no a las ip directas del servidor.</text:span></text:p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3.<text:span text:style-name="T17">Tenes un archivo comiteado en un repositorio GIT que deseas que quede ignorado. Que pasos debes realizar?</text:span></text:p>
      <text:p text:style-name="P9"/>
      <text:p text:style-name="P14">Respuesta:</text:p>
      <text:p text:style-name="P14"><text:tab/>1.<text:span text:style-name="T17">Crear o editar el archivo .gitignore en el directorio raiz del repositorio git, <text:tab/>colocar la <text:tab/>ruta del archivo a ignorar, su ext o su directorio /*.</text:span></text:p>
      <text:p text:style-name="P14"><text:span text:style-name="T17"><text:s text:c="12"/></text:span><text:span text:style-name="T18">comando → vim /directoRaiz/.gitignore</text:span></text:p>
      <text:p text:style-name="P14"><text:span text:style-name="T18"><text:tab/></text:span><text:span text:style-name="T29">2.</text:span><text:span text:style-name="T18">Confirmar o ocultar los cambios locales pendiente que pueda haber, su <text:tab/>repositorio <text:tab/>debe estar limpio de cambios pendientes.</text:span></text:p>
      <text:p text:style-name="P14"><text:span text:style-name="T18"><text:tab/></text:span><text:span text:style-name="T30">3. </text:span><text:span text:style-name="T19">Limpieza de archivos ignorados para que si tiene archivos con seguimiento <text:tab/>con <text:tab/>commits anteriores y ahora están dentro del gitignore, vuelvan a ser <text:tab/>ignorados en su <text:tab/>totalidad.</text:span></text:p>
      <text:p text:style-name="P14"><text:span text:style-name="T19"><text:tab/></text:span><text:span text:style-name="T25">Comando --→ git rm -r –cached</text:span></text:p>
      <text:p text:style-name="P19"><text:tab/> <text:s text:c="15"/>--→ git add .</text:p>
      <text:p text:style-name="P20"><text:s text:c="26"/>--→ git commit -m “ignorando archivos”</text:p>
      <text:p text:style-name="P20"/>
      <text:p text:style-name="P24">4.<text:span text:style-name="T17">Explica las ventajas de cargar en tu sitio las librerias de terceros por GTM.</text:span></text:p>
      <text:p text:style-name="P22"/>
      <text:p text:style-name="P25">Respuesta:</text:p>
      <text:p text:style-name="P28"><text:span text:style-name="T9"><text:tab/></text:span><text:span text:style-name="T8">1.</text:span><text:span text:style-name="Strong_20_Emphasis"><text:span text:style-name="T5">Se puede medir sin ser un experto en programación</text:span></text:span></text:p>
      <text:p text:style-name="P28"><text:span text:style-name="Strong_20_Emphasis"><text:span text:style-name="T5"><text:tab/>2.El código se mantiene limpio</text:span></text:span></text:p>
      <text:p text:style-name="P29"><text:span text:style-name="Strong_20_Emphasis"><text:span text:style-name="T5"><text:tab/>3.La centralización de la medición es total</text:span></text:span></text:p>
      <text:p text:style-name="P29"><text:span text:style-name="Strong_20_Emphasis"><text:span text:style-name="T5"><text:tab/>4.Facilita la validación de la marcación</text:span></text:span></text:p>
      <text:p text:style-name="P29"><text:span text:style-name="Strong_20_Emphasis"><text:span text:style-name="T5"><text:tab/>5.Se pueden administrar las etiquetas a nuestro antojo</text:span></text:span></text:p>
      <text:p text:style-name="P29"><text:span text:style-name="Strong_20_Emphasis"><text:span text:style-name="T5"><text:tab/>6.Mitiga el error humano mediante un control de versiones</text:span></text:span></text:p>
      <text:p text:style-name="P28"><text:span text:style-name="T8"><text:tab/>7.</text:span><text:span text:style-name="Strong_20_Emphasis"><text:span text:style-name="T4">Permite generar activación de eventos con diferentes elementos del HTML</text:span></text:span></text:p>
      <text:p text:style-name="P28"><text:span text:style-name="Strong_20_Emphasis"><text:span text:style-name="T4"><text:tab/>8.Se integra fácilmente con los servicios de Google</text:span></text:span></text:p>
      <text:p text:style-name="P29"><text:span text:style-name="Strong_20_Emphasis"><text:span text:style-name="T4"><text:tab/>9.</text:span></text:span><text:span text:style-name="Strong_20_Emphasis"><text:span text:style-name="T8">No limita el alcance de la medición a pesar de su sencillez</text:span></text:span></text:p>
      <text:p text:style-name="P29"><text:span text:style-name="Strong_20_Emphasis"><text:span text:style-name="T8"><text:tab/>10.Permite generar otras etiquetas de marketing muy potentes</text:span></text:span></text:p>
      <text:p text:style-name="P21"><text:line-break/></text:p>
      <text:p text:style-name="P19"/>
      <text:p text:style-name="P26">5. <text:span text:style-name="T17">Escribir una </text:span><text:span text:style-name="T20">función</text:span><text:span text:style-name="T17"> que determine si un conjunto de cartas de una lista representan una escalera de poker (5</text:span></text:p>
      <text:p text:style-name="P23">cartas con valores consecutivos) o no.</text:p>
      <text:p text:style-name="P23">Las cartas siempre tienen valores entre 2 y 14, donde 14 es el AS.</text:p>
      <text:p text:style-name="P23">Tener en cuenta que el AS tambien cuenta como 1.</text:p>
      <text:p text:style-name="P23">La cantidad de cartas puede variar, pero nunca es superior a 7.</text:p>
      <text:p text:style-name="P23"/>
      <text:p text:style-name="P26">Respuesta:</text:p>
      <text:p text:style-name="P26"/>
      <text:p text:style-name="P31"><text:span text:style-name="T10">Repositorio con la solución : </text:span><text:a xlink:type="simple" xlink:href="https://github.com/ricardosalamank/escalera" text:style-name="Internet_20_link" text:visited-style-name="Visited_20_Internet_20_Link">https://github.com/ricardosalamank/escalera</text:a></text:p>
      <text:p text:style-name="P32">Ejecución tests con phpunit :</text:p>
      <text:p text:style-name="P32"><text:s/>en el directorio raiz----&gt;&gt;&gt;&gt;vendor/bin/phpunit tests/PokerTest.php –color</text:p>
      <text:p text:style-name="P32">Ejecución Web con los ejemplos:</text:p>
      <text:p text:style-name="P31"><text:span text:style-name="T31"><text:s/></text:span><text:a xlink:type="simple" xlink:href="http://localhost/escalera/" text:style-name="Internet_20_link" text:visited-style-name="Visited_20_Internet_20_Link">http://localhost/escalera/</text:a></text:p>
      <text:p text:style-name="P31"/>
      <text:p text:style-name="P31"/>
      <text:p text:style-name="P31"/>
      <text:p text:style-name="P31"/>
      <text:p text:style-name="P31"/>
      <text:p text:style-name="P35"><text:soft-page-break/>6. MySql</text:p>
      <text:p text:style-name="P40">Escribir las queries para:</text:p>
      <text:p text:style-name="P40">¿Cuál es el jugador más viejo de cada equipo?</text:p>
      <text:p text:style-name="P40">¿Cuántos partidos jugó de visitante cada equipo? (nota: hay equipos no jugaron ningún partido)</text:p>
      <text:p text:style-name="P40">¿Qué equipos jugaron el 01/01/2016 y el 12/02/2016?</text:p>
      <text:p text:style-name="P40">Diga el total de goles que hizo el equipo “Chacarita” en su historia (como local o visitante)</text:p>
      <text:p text:style-name="P40"/>
      <text:p text:style-name="P35">Respuesta:</text:p>
      <text:p text:style-name="P35"><text:s text:c="4"/>Buscar en <text:a xlink:type="simple" xlink:href="https://github.com/ricardosalamank/escalera" text:style-name="Internet_20_link" text:visited-style-name="Visited_20_Internet_20_Link">https://github.com/ricardosalamank/escalera</text:a></text:p>
      <text:p text:style-name="P35"><text:s text:c="4"/>archivo: <text:span text:style-name="T17">queries.sql</text:span></text:p>
      <text:p text:style-name="P35"><text:span text:style-name="T17"><text:s text:c="4"/></text:span>despliegue db: <text:span text:style-name="T17">ligaDespliegue.sql</text:span></text:p>
      <text:p text:style-name="P35"><text:span text:style-name="T17"/></text:p>
      <text:p text:style-name="P35">7. Extra</text:p>
      <text:p text:style-name="P35"><text:span text:style-name="T17">Contanos en pocas lineas cual crees que es la mayor innovación en el mundo del desarrollo en los ultimos 5 años, y por que.</text:span></text:p>
      <text:p text:style-name="P41"><text:span text:style-name="T17"/></text:p>
      <text:p text:style-name="P36"><text:span text:style-name="T17">LA INTELIGENCIA ARTIFICIA</text:span><text:span text:style-name="T21">L</text:span></text:p>
      <text:p text:style-name="P37"><text:span text:style-name="T17">Aunque la usamos todos los días en nuestros teléfonos y computadoras y tal vez ni siquiera la notamos es una revolución con un gran crecimiento en los últimos años y las compañías lideres en la industria de la tecnología ya le están sacando el mayor </text:span><text:span text:style-name="T24">provecho</text:span><text:span text:style-name="T17"> siendo capaces de conocernos mejor que nosotros mismos enviándonos y </text:span><text:span text:style-name="T22">sugiriéndonos</text:span><text:span text:style-name="T17"> todo lo que queremos </text:span><text:span text:style-name="T22">o</text:span><text:span text:style-name="T17"> deseamos.</text:span></text:p>
      <text:p text:style-name="P38"><text:span text:style-name="T17"/></text:p>
      <text:p text:style-name="P39"><text:span text:style-name="T17">La IA esta creciendo tanto gracias a la capacidad de computo que tenemos hoy en día, por ejemplo </text:span><text:span text:style-name="T23">los</text:span><text:span text:style-name="T17"> algoritmos que se utilizan para la redes neuronales ya se habían inventado hace mucho tiempo solo que ahora tenemos la capacidad de ejecutarlos.</text:span></text:p>
      <text:p text:style-name="P39"><text:span text:style-name="T17"/></text:p>
      <text:p text:style-name="P39"><text:span text:style-name="T17">En un futuro cercano las compañías que logren dominar algunas de las tecnologías de la IA (NLP, MACHINE LEARNIG, BOTS, DEEP LEARNING etc...) </text:span><text:span text:style-name="T23"><text:s/>tendrán una ventaja competitiva muy importante serán lideres en el mercado ya que tendrán una aliado muy poderoso que es capaz de aprender todos los días y nunca olvidar.</text:span></text:p>
      <text:p text:style-name="P35"><text:span text:style-name="T17"/></text:p>
      <text:p text:style-name="P35"><text:s text:c="2"/></text:p>
      <text:p text:style-name="P30"/>
      <text:p text:style-name="P32"><text:tab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30:12.402131671</meta:creation-date>
    <dc:date>2020-01-25T21:52:13.464595218</dc:date>
    <meta:editing-duration>PT36M45S</meta:editing-duration>
    <meta:editing-cycles>6</meta:editing-cycles>
    <meta:generator>LibreOffice/6.2.5.2$Linux_X86_64 LibreOffice_project/20$Build-2</meta:generator>
    <meta:document-statistic meta:table-count="0" meta:image-count="0" meta:object-count="0" meta:page-count="3" meta:paragraph-count="74" meta:word-count="848" meta:character-count="5220" meta:non-whitespace-character-count="4346"/>
  </office:meta>
</office:document-meta>
</file>